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38e"/>
    </style:style>
    <style:style style:name="P2" style:family="paragraph" style:parent-style-name="Standard">
      <style:paragraph-properties fo:text-align="start" style:justify-single-word="false"/>
      <style:text-properties officeooo:paragraph-rsid="001c238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T6" style:family="text">
      <style:text-properties officeooo:rsid="001f5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1002689440509386700" text:style-name="L1">
        <text:list-item>
          <text:p text:style-name="P3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74221656361111" text:continue-numbering="true" text:style-name="L1">
        <text:list-item>
          <text:p text:style-name="P3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74221222068760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74222294780125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74222185356623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74223258097778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222848596938" text:continue-numbering="true" text:style-name="L1">
        <text:list-item>
          <text:p text:style-name="P3"><text:soft-page-break/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22136712646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2813355969" text:continue-numbering="true" text:style-name="L1">
        <text:list-item>
          <text:list>
            <text:list-item>
              <text:p text:style-name="P3">How long does it take to sing and dance your way through the second <text:span text:style-name="T6">25</text:span>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2242117910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74223009297178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74221719450898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1543795280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09-04T07:42:21.155253094" text:date-adjust="PT24H00M00S">09/05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T1M22S</meta:editing-duration>
    <meta:editing-cycles>7</meta:editing-cycles>
    <meta:generator>LibreOffice/5.2.7.2$Linux_X86_64 LibreOffice_project/20$Build-2</meta:generator>
    <meta:initial-creator>Jonas Williamson</meta:initial-creator>
    <dc:date>2018-09-04T07:42:21.052663556</dc:date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